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Georgian" svg:font-family="'Droid Sans Georgian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Georgi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Droid Sans Georgian" fo:font-size="11pt" style:font-size-asian="11pt" style:font-size-complex="11pt"/>
    </style:style>
    <style:style style:name="P3" style:family="paragraph" style:parent-style-name="Standard" style:list-style-name="L1">
      <style:text-properties style:font-name="Droid Sans Georgian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yse descendante du jeu de la vie</text:p>
      <text:p text:style-name="P1"/>
      <text:p text:style-name="P1"/>
      <text:list xml:id="list1018335719" text:style-name="L1">
        <text:list-item>
          <text:p text:style-name="P3">Représentation du problème</text:p>
        </text:list-item>
      </text:list>
      <text:p text:style-name="P1"/>
      <text:p text:style-name="P1">tableau à 2 dimensions qui représente l'état de l'écosystème à chaque instant </text:p>
      <text:p text:style-name="P1"/>
      <text:p text:style-name="P1"/>
      <text:p text:style-name="P1"/>
      <text:p text:style-name="P1"/>
      <text:list xml:id="list1291920317" text:continue-numbering="true" text:style-name="L1">
        <text:list-item>
          <text:p text:style-name="P3">Application des règles</text:p>
        </text:list-item>
        <text:list-item>
          <text:p text:style-name="P3">Traitement des résultats</text:p>
        </text:list-item>
        <text:list-item>
          <text:p text:style-name="P3">Choix des données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Georgian" svg:font-family="'Droid Sans Georgian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bry Lisa</meta:initial-creator>
    <meta:creation-date>2014-11-21T11:26:51</meta:creation-date>
    <dc:date>2014-11-21T12:08:21</dc:date>
    <dc:creator>Aubry Lisa</dc:creator>
    <meta:editing-duration>PT26M19S</meta:editing-duration>
    <meta:editing-cycles>1</meta:editing-cycles>
    <meta:document-statistic meta:table-count="0" meta:image-count="0" meta:object-count="0" meta:page-count="1" meta:paragraph-count="6" meta:word-count="35" meta:character-count="122" meta:non-whitespace-character-count="185"/>
    <meta:generator>LibreOffice/3.5$Linux_X86_64 LibreOffice_project/350m1$Build-2</meta:generator>
  </office:meta>
</office:document-meta>
</file>